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思源宋體1" svg:font-family="思源宋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P1" style:family="paragraph" style:parent-style-name="Heading_20_2">
      <style:text-properties officeooo:paragraph-rsid="002da964"/>
    </style:style>
    <style:style style:name="P2" style:family="paragraph" style:parent-style-name="Heading_20_2">
      <style:text-properties officeooo:rsid="0033d17a" officeooo:paragraph-rsid="003f5b97"/>
    </style:style>
    <style:style style:name="P3" style:family="paragraph" style:parent-style-name="Standard">
      <style:text-properties officeooo:rsid="001a589f" officeooo:paragraph-rsid="001a589f"/>
    </style:style>
    <style:style style:name="P4" style:family="paragraph" style:parent-style-name="Standard">
      <style:text-properties officeooo:rsid="001a589f" officeooo:paragraph-rsid="001d9004"/>
    </style:style>
    <style:style style:name="P5" style:family="paragraph" style:parent-style-name="Standard">
      <style:text-properties officeooo:rsid="001a589f" officeooo:paragraph-rsid="001f2bc2"/>
    </style:style>
    <style:style style:name="P6" style:family="paragraph" style:parent-style-name="Standard">
      <style:text-properties officeooo:rsid="001a589f" officeooo:paragraph-rsid="00250280"/>
    </style:style>
    <style:style style:name="P7" style:family="paragraph" style:parent-style-name="Standard">
      <style:text-properties officeooo:rsid="001a589f" officeooo:paragraph-rsid="002799d1"/>
    </style:style>
    <style:style style:name="P8" style:family="paragraph" style:parent-style-name="Standard">
      <style:text-properties officeooo:rsid="001a589f" officeooo:paragraph-rsid="0039d0c8"/>
    </style:style>
    <style:style style:name="P9" style:family="paragraph" style:parent-style-name="Standard">
      <style:text-properties officeooo:rsid="001a589f" officeooo:paragraph-rsid="004460e5"/>
    </style:style>
    <style:style style:name="P10" style:family="paragraph" style:parent-style-name="Standard">
      <style:text-properties officeooo:rsid="001a589f" officeooo:paragraph-rsid="004bcf43"/>
    </style:style>
    <style:style style:name="P11" style:family="paragraph" style:parent-style-name="Standard">
      <style:text-properties officeooo:rsid="001a589f" officeooo:paragraph-rsid="0050ae14"/>
    </style:style>
    <style:style style:name="P12" style:family="paragraph" style:parent-style-name="Standard">
      <style:text-properties officeooo:rsid="001a589f" officeooo:paragraph-rsid="0053e6db"/>
    </style:style>
    <style:style style:name="P13" style:family="paragraph" style:parent-style-name="Standard">
      <style:text-properties officeooo:rsid="001a589f" officeooo:paragraph-rsid="0055535b"/>
    </style:style>
    <style:style style:name="P14" style:family="paragraph" style:parent-style-name="Standard">
      <style:text-properties officeooo:rsid="001a589f" officeooo:paragraph-rsid="00555c7e"/>
    </style:style>
    <style:style style:name="P15" style:family="paragraph" style:parent-style-name="Standard">
      <style:text-properties officeooo:rsid="001a589f" officeooo:paragraph-rsid="005a0ef8"/>
    </style:style>
    <style:style style:name="P16" style:family="paragraph" style:parent-style-name="Standard">
      <style:text-properties fo:font-variant="normal" fo:text-transform="none" fo:color="#000088" fo:font-size="12pt" fo:letter-spacing="normal" officeooo:rsid="001a589f" officeooo:paragraph-rsid="001d9004" style:font-name-asian="Times New Roman" style:font-size-asian="12pt" style:font-style-asian="normal" style:font-weight-asian="bold" style:font-size-complex="12pt"/>
    </style:style>
    <style:style style:name="P17" style:family="paragraph" style:parent-style-name="Standard">
      <style:text-properties fo:font-variant="normal" fo:text-transform="none" fo:color="#000088" fo:font-size="12pt" fo:letter-spacing="normal" officeooo:rsid="001a589f" officeooo:paragraph-rsid="001f2bc2" style:font-name-asian="Times New Roman" style:font-size-asian="12pt" style:font-style-asian="normal" style:font-weight-asian="bold" style:font-size-complex="12pt"/>
    </style:style>
    <style:style style:name="P18" style:family="paragraph" style:parent-style-name="Standard">
      <style:text-properties fo:font-variant="normal" fo:text-transform="none" fo:color="#000088" fo:font-size="12pt" fo:letter-spacing="normal" officeooo:rsid="001a589f" officeooo:paragraph-rsid="0020eb74" style:font-name-asian="Times New Roman" style:font-size-asian="12pt" style:font-style-asian="normal" style:font-weight-asian="bold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d9004" officeooo:paragraph-rsid="0030871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d9004" officeooo:paragraph-rsid="0033d17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d9004" officeooo:paragraph-rsid="0037e999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33d17a" officeooo:paragraph-rsid="0033d17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3d70fd" officeooo:paragraph-rsid="0033d17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Courier New" fo:font-size="11pt" fo:letter-spacing="normal" fo:font-weight="normal" officeooo:rsid="0037f2cc" officeooo:paragraph-rsid="0037f2cc" style:font-name-asian="思源宋體1" style:font-size-asian="11pt" style:font-style-asian="normal" style:font-weight-asian="normal" style:font-name-complex="Lucida Sans" style:font-size-complex="11pt" style:font-weight-complex="normal"/>
    </style:style>
    <style:style style:name="P25" style:family="paragraph" style:parent-style-name="Standard">
      <style:text-properties fo:font-variant="normal" fo:text-transform="none" fo:color="#000000" style:font-name="Courier New" fo:font-size="11pt" fo:letter-spacing="normal" fo:font-weight="normal" officeooo:rsid="0037f2cc" officeooo:paragraph-rsid="006710fd" style:font-name-asian="思源宋體1" style:font-size-asian="11pt" style:font-style-asian="normal" style:font-weight-asian="normal" style:font-name-complex="Lucida Sans" style:font-size-complex="11pt" style:font-weight-complex="normal"/>
    </style:style>
    <style:style style:name="P26" style:family="paragraph" style:parent-style-name="Standard">
      <style:text-properties fo:font-variant="normal" fo:text-transform="none" fo:color="#000000" style:font-name="Courier New" fo:font-size="12pt" fo:letter-spacing="normal" fo:font-weight="normal" officeooo:rsid="0033d17a" officeooo:paragraph-rsid="0033d17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Courier New" fo:font-size="12pt" fo:letter-spacing="normal" fo:font-weight="normal" officeooo:rsid="001d9004" officeooo:paragraph-rsid="0033d17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28" style:family="paragraph" style:parent-style-name="Standard">
      <style:text-properties fo:font-variant="normal" fo:text-transform="none" style:font-name="Courier New" fo:font-size="11pt" fo:letter-spacing="normal" fo:font-weight="normal" officeooo:rsid="002f2185" officeooo:paragraph-rsid="002f2185" style:font-name-asian="Times New Roman" style:font-size-asian="11pt" style:font-style-asian="normal" style:font-weight-asian="normal" style:font-name-complex="Lucida Sans" style:font-size-complex="11pt" style:font-weight-complex="normal"/>
    </style:style>
    <style:style style:name="P29" style:family="paragraph" style:parent-style-name="Standard">
      <style:text-properties officeooo:paragraph-rsid="001bf1c2"/>
    </style:style>
    <style:style style:name="P30" style:family="paragraph" style:parent-style-name="Standard">
      <style:text-properties officeooo:rsid="001d9004" officeooo:paragraph-rsid="00250280"/>
    </style:style>
    <style:style style:name="P31" style:family="paragraph" style:parent-style-name="Standard">
      <style:text-properties officeooo:rsid="001d9004" officeooo:paragraph-rsid="0050f850"/>
    </style:style>
    <style:style style:name="P32" style:family="paragraph" style:parent-style-name="Standard">
      <style:text-properties officeooo:paragraph-rsid="0020eb74"/>
    </style:style>
    <style:style style:name="P33" style:family="paragraph" style:parent-style-name="Standard">
      <style:text-properties fo:font-size="12pt" officeooo:rsid="001a589f" officeooo:paragraph-rsid="002799d1" style:font-size-asian="12pt" style:font-size-complex="12pt"/>
    </style:style>
    <style:style style:name="P34" style:family="paragraph" style:parent-style-name="Standard">
      <style:text-properties style:use-window-font-color="true" fo:font-size="12pt" officeooo:rsid="001a589f" officeooo:paragraph-rsid="002799d1" style:font-size-asian="12pt" style:font-size-complex="12pt"/>
    </style:style>
    <style:style style:name="P35" style:family="paragraph" style:parent-style-name="Standard">
      <style:text-properties style:use-window-font-color="true" fo:font-size="12pt" officeooo:rsid="001a589f" officeooo:paragraph-rsid="002c14d5" style:font-size-asian="12pt" style:font-size-complex="12pt"/>
    </style:style>
    <style:style style:name="P36" style:family="paragraph" style:parent-style-name="Standard">
      <style:text-properties style:use-window-font-color="true" fo:font-size="12pt" officeooo:rsid="001a589f" officeooo:paragraph-rsid="002c3595" style:font-size-asian="12pt" style:font-size-complex="12pt"/>
    </style:style>
    <style:style style:name="P37" style:family="paragraph" style:parent-style-name="Standard">
      <style:text-properties style:use-window-font-color="true" fo:font-size="12pt" officeooo:rsid="001a589f" officeooo:paragraph-rsid="0057144b" style:font-size-asian="12pt" style:font-size-complex="12pt"/>
    </style:style>
    <style:style style:name="P38" style:family="paragraph" style:parent-style-name="Standard">
      <style:text-properties style:use-window-font-color="true" fo:font-size="12pt" officeooo:rsid="001a589f" officeooo:paragraph-rsid="005d7e3a" style:font-size-asian="12pt" style:font-size-complex="12pt"/>
    </style:style>
    <style:style style:name="P39" style:family="paragraph" style:parent-style-name="Standard">
      <style:text-properties style:use-window-font-color="true" fo:font-size="12pt" officeooo:rsid="001a589f" officeooo:paragraph-rsid="005f2bc0" style:font-size-asian="12pt" style:font-size-complex="12pt"/>
    </style:style>
    <style:style style:name="P40" style:family="paragraph" style:parent-style-name="Standard">
      <style:text-properties style:use-window-font-color="true" fo:font-size="12pt" officeooo:rsid="001a589f" officeooo:paragraph-rsid="005f4dd1" style:font-size-asian="12pt" style:font-size-complex="12pt"/>
    </style:style>
    <style:style style:name="P41" style:family="paragraph" style:parent-style-name="Standard">
      <style:text-properties style:use-window-font-color="true" fo:font-size="12pt" officeooo:rsid="001a589f" officeooo:paragraph-rsid="005fe622" style:font-size-asian="12pt" style:font-size-complex="12pt"/>
    </style:style>
    <style:style style:name="P42" style:family="paragraph" style:parent-style-name="Standard">
      <style:text-properties style:use-window-font-color="true" style:font-name="Courier New" fo:font-size="12pt" officeooo:rsid="001a589f" officeooo:paragraph-rsid="002799d1" style:font-name-asian="Courier New" style:font-size-asian="12pt" style:font-size-complex="12pt"/>
    </style:style>
    <style:style style:name="P43" style:family="paragraph" style:parent-style-name="Standard">
      <style:text-properties style:use-window-font-color="true" style:font-name="Courier New" fo:font-size="12pt" officeooo:rsid="001a589f" officeooo:paragraph-rsid="005d7e3a" style:font-name-asian="Courier New" style:font-size-asian="12pt" style:font-size-complex="12pt"/>
    </style:style>
    <style:style style:name="P44" style:family="paragraph" style:parent-style-name="Standard">
      <style:text-properties officeooo:paragraph-rsid="00250280"/>
    </style:style>
    <style:style style:name="P45" style:family="paragraph" style:parent-style-name="Standard">
      <style:text-properties officeooo:paragraph-rsid="002f2185"/>
    </style:style>
    <style:style style:name="P46" style:family="paragraph" style:parent-style-name="Standard">
      <style:text-properties fo:font-weight="normal" officeooo:rsid="002fe40a" officeooo:paragraph-rsid="0033d17a" style:font-weight-asian="normal" style:font-weight-complex="normal"/>
    </style:style>
    <style:style style:name="P47" style:family="paragraph" style:parent-style-name="Standard">
      <style:text-properties fo:font-weight="normal" officeooo:rsid="002fe40a" officeooo:paragraph-rsid="00634fa1" style:font-weight-asian="normal" style:font-weight-complex="normal"/>
    </style:style>
    <style:style style:name="P48" style:family="paragraph" style:parent-style-name="Standard">
      <style:text-properties fo:font-weight="normal" officeooo:rsid="002fe40a" officeooo:paragraph-rsid="0065bf1e" style:font-weight-asian="normal" style:font-weight-complex="normal"/>
    </style:style>
    <style:style style:name="P49" style:family="paragraph" style:parent-style-name="Standard">
      <style:text-properties fo:font-weight="normal" officeooo:rsid="004bcf43" officeooo:paragraph-rsid="004bcf43" style:font-weight-asian="normal" style:font-weight-complex="normal"/>
    </style:style>
    <style:style style:name="P50" style:family="paragraph" style:parent-style-name="Standard">
      <style:text-properties fo:font-weight="normal" officeooo:rsid="004bcf43" officeooo:paragraph-rsid="004ce499" style:font-weight-asian="normal" style:font-weight-complex="normal"/>
    </style:style>
    <style:style style:name="P51" style:family="paragraph" style:parent-style-name="Standard">
      <style:text-properties fo:font-weight="normal" officeooo:rsid="001a589f" officeooo:paragraph-rsid="001d9004" style:font-weight-asian="normal" style:font-weight-complex="normal"/>
    </style:style>
    <style:style style:name="P52" style:family="paragraph" style:parent-style-name="Standard">
      <style:text-properties fo:font-weight="normal" officeooo:paragraph-rsid="00604509" style:font-weight-asian="normal" style:font-weight-complex="normal"/>
    </style:style>
    <style:style style:name="P53" style:family="paragraph" style:parent-style-name="Standard">
      <style:text-properties style:font-name="Courier New" officeooo:paragraph-rsid="001bf1c2"/>
    </style:style>
    <style:style style:name="P54" style:family="paragraph" style:parent-style-name="Standard">
      <style:text-properties style:font-name="Courier New" fo:font-weight="normal" officeooo:rsid="004460e5" officeooo:paragraph-rsid="001d9004" style:font-weight-asian="normal" style:font-weight-complex="normal"/>
    </style:style>
    <style:style style:name="P55" style:family="paragraph" style:parent-style-name="Standard">
      <style:text-properties style:font-name="Courier New" fo:font-weight="normal" officeooo:rsid="004460e5" officeooo:paragraph-rsid="0058679a" style:font-weight-asian="normal" style:font-weight-complex="normal"/>
    </style:style>
    <style:style style:name="P56" style:family="paragraph" style:parent-style-name="Standard">
      <style:text-properties style:font-name="Courier New" fo:font-size="10.5pt" fo:font-weight="normal" officeooo:rsid="004460e5" officeooo:paragraph-rsid="004f3423" style:font-size-asian="10.5pt" style:font-weight-asian="normal" style:font-size-complex="10.5pt" style:font-weight-complex="normal"/>
    </style:style>
    <style:style style:name="P57" style:family="paragraph" style:parent-style-name="Standard">
      <style:text-properties style:font-name="Courier New" fo:font-size="11pt" fo:font-weight="normal" officeooo:rsid="002fe40a" officeooo:paragraph-rsid="006710fd" style:font-size-asian="11pt" style:font-weight-asian="normal" style:font-size-complex="11pt" style:font-weight-complex="normal"/>
    </style:style>
    <style:style style:name="P58" style:family="paragraph" style:parent-style-name="Standard">
      <style:text-properties style:font-name="Courier New" officeooo:rsid="001a589f" officeooo:paragraph-rsid="001d9004" style:font-name-asian="Courier New"/>
    </style:style>
    <style:style style:name="P59" style:family="paragraph" style:parent-style-name="Standard">
      <style:text-properties style:font-name="Courier New" officeooo:rsid="001a589f" officeooo:paragraph-rsid="001f2bc2" style:font-name-asian="Courier New"/>
    </style:style>
    <style:style style:name="P60" style:family="paragraph" style:parent-style-name="Standard">
      <style:text-properties style:font-name="Courier New" officeooo:rsid="001a589f" officeooo:paragraph-rsid="00250280" style:font-name-asian="Courier New"/>
    </style:style>
    <style:style style:name="P61" style:family="paragraph" style:parent-style-name="Standard">
      <style:text-properties style:font-name="Courier New" officeooo:rsid="001a589f" officeooo:paragraph-rsid="001a589f" style:font-name-asian="Courier New"/>
    </style:style>
    <style:style style:name="P62" style:family="paragraph" style:parent-style-name="Standard">
      <style:text-properties style:font-name="Courier New" officeooo:rsid="001a589f" officeooo:paragraph-rsid="001d9004"/>
    </style:style>
    <style:style style:name="P63" style:family="paragraph" style:parent-style-name="Standard">
      <style:text-properties style:font-name="Courier New" officeooo:rsid="001a589f" officeooo:paragraph-rsid="001f2bc2"/>
    </style:style>
    <style:style style:name="P64" style:family="paragraph" style:parent-style-name="Standard">
      <style:text-properties officeooo:paragraph-rsid="0033d17a"/>
    </style:style>
    <style:style style:name="P65" style:family="paragraph" style:parent-style-name="Standard">
      <style:text-properties officeooo:rsid="0033d17a" officeooo:paragraph-rsid="0033d17a"/>
    </style:style>
    <style:style style:name="P66" style:family="paragraph" style:parent-style-name="Standard">
      <style:text-properties officeooo:paragraph-rsid="0037f2cc"/>
    </style:style>
    <style:style style:name="P67" style:family="paragraph" style:parent-style-name="Standard">
      <style:text-properties officeooo:paragraph-rsid="0038f155"/>
    </style:style>
    <style:style style:name="P68" style:family="paragraph" style:parent-style-name="Standard">
      <style:text-properties officeooo:rsid="004460e5" officeooo:paragraph-rsid="004460e5"/>
    </style:style>
    <style:style style:name="P69" style:family="paragraph" style:parent-style-name="Standard">
      <style:text-properties officeooo:rsid="004460e5" officeooo:paragraph-rsid="004bcf43"/>
    </style:style>
    <style:style style:name="P70" style:family="paragraph" style:parent-style-name="Standard">
      <style:text-properties officeooo:rsid="004460e5" officeooo:paragraph-rsid="004f3423"/>
    </style:style>
    <style:style style:name="P71" style:family="paragraph" style:parent-style-name="Standard">
      <style:text-properties officeooo:rsid="004bcf43" officeooo:paragraph-rsid="004bcf43"/>
    </style:style>
    <style:style style:name="P72" style:family="paragraph" style:parent-style-name="Standard">
      <style:text-properties officeooo:rsid="004bcf43" officeooo:paragraph-rsid="004ce499"/>
    </style:style>
    <style:style style:name="P73" style:family="paragraph" style:parent-style-name="Standard">
      <style:text-properties officeooo:paragraph-rsid="004bcf43"/>
    </style:style>
    <style:style style:name="P74" style:family="paragraph" style:parent-style-name="Standard">
      <style:text-properties officeooo:paragraph-rsid="004460e5"/>
    </style:style>
    <style:style style:name="P75" style:family="paragraph" style:parent-style-name="Standard">
      <style:text-properties officeooo:rsid="004f3423" officeooo:paragraph-rsid="004f578e"/>
    </style:style>
    <style:style style:name="P76" style:family="paragraph" style:parent-style-name="Standard">
      <style:text-properties officeooo:rsid="004f3423" officeooo:paragraph-rsid="004f90f0"/>
    </style:style>
    <style:style style:name="P77" style:family="paragraph" style:parent-style-name="Standard">
      <style:text-properties style:font-name="Liberation Serif" fo:font-size="10.5pt" fo:font-weight="normal" officeooo:rsid="001a589f" officeooo:paragraph-rsid="004f3423" style:font-size-asian="10.5pt" style:font-weight-asian="normal" style:font-size-complex="10.5pt" style:font-weight-complex="normal"/>
    </style:style>
    <style:style style:name="P78" style:family="paragraph" style:parent-style-name="Standard">
      <style:text-properties style:font-name="Liberation Serif" fo:font-size="10.5pt" fo:font-weight="normal" officeooo:rsid="001a589f" officeooo:paragraph-rsid="004f578e" style:font-size-asian="10.5pt" style:font-weight-asian="normal" style:font-size-complex="10.5pt" style:font-weight-complex="normal"/>
    </style:style>
    <style:style style:name="P79" style:family="paragraph" style:parent-style-name="Standard">
      <style:text-properties officeooo:paragraph-rsid="004f90f0"/>
    </style:style>
    <style:style style:name="P80" style:family="paragraph" style:parent-style-name="Standard">
      <style:text-properties officeooo:paragraph-rsid="0050ae14"/>
    </style:style>
    <style:style style:name="P81" style:family="paragraph" style:parent-style-name="Standard">
      <style:text-properties officeooo:paragraph-rsid="005f2bc0"/>
    </style:style>
    <style:style style:name="P82" style:family="paragraph" style:parent-style-name="Standard">
      <style:text-properties officeooo:paragraph-rsid="006827c8"/>
    </style:style>
    <style:style style:name="P83" style:family="paragraph" style:parent-style-name="Standard">
      <style:text-properties officeooo:paragraph-rsid="0068d762"/>
    </style:style>
    <style:style style:name="P84" style:family="paragraph" style:parent-style-name="Standard">
      <style:text-properties officeooo:paragraph-rsid="006aa1f8"/>
    </style:style>
    <style:style style:name="P85" style:family="paragraph" style:parent-style-name="Standard">
      <style:text-properties style:font-name="Courier New" fo:font-weight="normal" officeooo:rsid="004bcf43" officeooo:paragraph-rsid="004bcf43" style:font-weight-asian="normal" style:font-weight-complex="normal"/>
    </style:style>
    <style:style style:name="P86" style:family="paragraph" style:parent-style-name="Standard">
      <style:text-properties style:font-name="Courier New" fo:font-weight="normal" officeooo:rsid="0055535b" officeooo:paragraph-rsid="0055535b" style:font-weight-asian="normal" style:font-weight-complex="normal"/>
    </style:style>
    <style:style style:name="P87" style:family="paragraph" style:parent-style-name="Standard">
      <style:text-properties style:font-name="Courier New" fo:font-weight="bold" officeooo:rsid="00467eef" officeooo:paragraph-rsid="00467eef" style:font-weight-asian="bold" style:font-weight-complex="bold"/>
    </style:style>
    <style:style style:name="P88" style:family="paragraph" style:parent-style-name="Standard">
      <style:text-properties style:font-name="Courier New" fo:font-weight="bold" officeooo:rsid="004460e5" officeooo:paragraph-rsid="0058679a" style:font-weight-asian="bold" style:font-weight-complex="bold"/>
    </style:style>
    <style:style style:name="P89" style:family="paragraph" style:parent-style-name="Standard">
      <style:text-properties fo:font-variant="normal" fo:text-transform="none" style:font-name="Courier New" fo:font-size="11pt" fo:letter-spacing="normal" fo:font-weight="normal" officeooo:rsid="002f2185" officeooo:paragraph-rsid="002f2185" style:font-name-asian="Times New Roman" style:font-size-asian="11pt" style:font-style-asian="normal" style:font-weight-asian="normal" style:font-name-complex="Lucida Sans" style:font-size-complex="11pt" style:font-weight-complex="normal"/>
    </style:style>
    <style:style style:name="P90" style:family="paragraph" style:parent-style-name="Standard">
      <style:text-properties fo:font-variant="normal" fo:text-transform="none" fo:color="#000000" style:font-name="Courier New" fo:font-size="11pt" fo:letter-spacing="normal" fo:font-weight="normal" officeooo:rsid="0037f2cc" officeooo:paragraph-rsid="006710fd" style:font-name-asian="思源宋體1" style:font-size-asian="11pt" style:font-style-asian="normal" style:font-weight-asian="normal" style:font-name-complex="Lucida Sans" style:font-size-complex="11pt" style:font-weight-complex="normal"/>
    </style:style>
    <style:style style:name="P91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33d17a" officeooo:paragraph-rsid="0033d17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92" style:family="paragraph" style:parent-style-name="Standard">
      <style:text-properties fo:font-variant="normal" fo:text-transform="none" fo:color="#ce181e" style:font-name="Liberation Serif" fo:font-size="12pt" fo:letter-spacing="normal" fo:font-weight="normal" officeooo:rsid="0033d17a" officeooo:paragraph-rsid="0033d17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93" style:family="paragraph" style:parent-style-name="Standard">
      <style:text-properties officeooo:rsid="001a589f" officeooo:paragraph-rsid="006e26ca"/>
    </style:style>
    <style:style style:name="P94" style:family="paragraph" style:parent-style-name="Heading_20_2">
      <style:text-properties fo:font-variant="normal" fo:text-transform="none" fo:color="#000088" fo:font-size="12pt" fo:letter-spacing="normal" officeooo:rsid="001a589f" officeooo:paragraph-rsid="002799d1" style:font-name-asian="Times New Roman" style:font-size-asian="12pt" style:font-style-asian="normal" style:font-weight-asian="bold" style:font-size-complex="12pt"/>
    </style:style>
    <style:style style:name="T1" style:family="text">
      <style:text-properties officeooo:rsid="001a589f"/>
    </style:style>
    <style:style style:name="T2" style:family="text">
      <style:text-properties fo:font-variant="normal" fo:text-transform="none" fo:color="#000088" fo:font-size="12pt" fo:letter-spacing="normal" style:font-name-asian="Times New Roman" style:font-size-asian="12pt" style:font-style-asian="normal" style:font-weight-asian="bold" style:font-size-complex="12pt"/>
    </style:style>
    <style:style style:name="T3" style:family="text">
      <style:text-properties fo:font-variant="normal" fo:text-transform="none" fo:color="#000088" fo:font-size="12pt" fo:letter-spacing="normal" officeooo:rsid="001a589f" style:font-name-asian="Times New Roman" style:font-size-asian="12pt" style:font-style-asian="normal" style:font-weight-asian="bold" style:font-size-complex="12pt"/>
    </style:style>
    <style:style style:name="T4" style:family="text">
      <style:text-properties fo:font-variant="normal" fo:text-transform="none" fo:color="#000088" style:font-name="Liberation Serif" fo:font-size="12pt" fo:letter-spacing="normal" fo:font-weight="bold" officeooo:rsid="001a589f" style:font-name-asian="Times New Roman" style:font-size-asian="12pt" style:font-style-asian="normal" style:font-weight-asian="bold" style:font-name-complex="Lucida Sans" style:font-size-complex="12pt" style:font-weight-complex="bold"/>
    </style:style>
    <style:style style:name="T5" style:family="text">
      <style:text-properties fo:font-variant="normal" fo:text-transform="none" fo:color="#000088" style:font-name="Liberation Serif" fo:font-size="12pt" fo:letter-spacing="normal" fo:font-style="normal" fo:font-weight="bold" officeooo:rsid="001a589f" style:font-name-asian="Times New Roman" style:font-size-asian="12pt" style:font-style-asian="normal" style:font-weight-asian="bold" style:font-name-complex="Lucida Sans" style:font-size-complex="12pt" style:font-weight-complex="bold"/>
    </style:style>
    <style:style style:name="T6" style:family="text">
      <style:text-properties fo:font-variant="normal" fo:text-transform="none" fo:color="#000088" style:font-name="Liberation Serif" fo:font-size="12pt" fo:letter-spacing="normal" fo:font-weight="normal" officeooo:rsid="001a589f" style:font-name-asian="Times New Roman" style:font-size-asian="12pt" style:font-style-asian="normal" style:font-weight-asian="bold" style:font-name-complex="Lucida Sans" style:font-size-complex="12pt" style:font-weight-complex="normal"/>
    </style:style>
    <style:style style:name="T7" style:family="text">
      <style:text-properties fo:font-variant="normal" fo:text-transform="none" fo:color="#252525" style:font-name="Times New Roman" fo:letter-spacing="normal" fo:font-style="normal" fo:font-weight="normal"/>
    </style:style>
    <style:style style:name="T8" style:family="text">
      <style:text-properties fo:font-variant="normal" fo:text-transform="none" fo:color="#252525" fo:letter-spacing="normal" style:font-name-asian="思源宋體1" style:font-style-asian="normal" style:font-weight-asian="normal"/>
    </style:style>
    <style:style style:name="T9" style:family="text">
      <style:text-properties fo:font-variant="normal" fo:text-transform="none" fo:color="#000000" fo:letter-spacing="normal" officeooo:rsid="001d9004" style:font-name-asian="思源宋體1" style:font-style-asian="normal" style:font-weight-asian="normal"/>
    </style:style>
    <style:style style:name="T10" style:family="text">
      <style:text-properties fo:font-variant="normal" fo:text-transform="none" fo:color="#000000" fo:letter-spacing="normal" officeooo:rsid="0037f2cc" style:font-name-asian="思源宋體1" style:font-style-asian="normal" style:font-name-complex="Lucida Sans"/>
    </style:style>
    <style:style style:name="T11" style:family="text">
      <style:text-properties fo:font-variant="normal" fo:text-transform="none" fo:color="#000000" style:font-name="Liberation Serif" fo:font-size="12pt" fo:letter-spacing="normal" officeooo:rsid="001d9004" style:font-name-asian="思源宋體1" style:font-size-asian="12pt" style:font-style-asian="normal" style:font-name-complex="Lucida Sans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officeooo:rsid="0033d17a" style:font-name-asian="思源宋體1" style:font-size-asian="12pt" style:font-style-asian="normal" style:font-name-complex="Lucida Sans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weight="normal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weight="normal" officeooo:rsid="001d9004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weight="normal" officeooo:rsid="0033d17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weight="normal" officeooo:rsid="0037f2cc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weight="normal" officeooo:rsid="0038f155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weight="normal" officeooo:rsid="003d70fd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19" style:family="text">
      <style:text-properties fo:font-variant="normal" fo:text-transform="none" fo:color="#000000" style:font-name="Courier New" fo:font-size="12pt" fo:letter-spacing="normal" officeooo:rsid="001d9004" style:font-name-asian="思源宋體1" style:font-size-asian="12pt" style:font-style-asian="normal" style:font-name-complex="Lucida Sans" style:font-size-complex="12pt"/>
    </style:style>
    <style:style style:name="T20" style:family="text">
      <style:text-properties fo:font-variant="normal" fo:text-transform="none" fo:color="#000000" style:font-name="Courier New" fo:font-size="12pt" fo:letter-spacing="normal" fo:font-weight="normal" officeooo:rsid="001d9004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21" style:family="text">
      <style:text-properties fo:font-variant="normal" fo:text-transform="none" style:font-name="Liberation Serif" fo:letter-spacing="normal" fo:font-weight="normal" style:font-name-asian="Times New Roman" style:font-style-asian="normal" style:font-weight-asian="normal" style:font-name-complex="Lucida Sans" style:font-weight-complex="normal"/>
    </style:style>
    <style:style style:name="T22" style:family="text">
      <style:text-properties fo:font-variant="normal" fo:text-transform="none" style:font-name="Liberation Serif" fo:letter-spacing="normal" fo:font-weight="normal" officeooo:rsid="002f2185" style:font-name-asian="Times New Roman" style:font-style-asian="normal" style:font-weight-asian="normal" style:font-name-complex="Lucida Sans" style:font-weight-complex="normal"/>
    </style:style>
    <style:style style:name="T23" style:family="text">
      <style:text-properties fo:font-variant="normal" fo:text-transform="none" style:use-window-font-color="true" style:font-name="Courier New" fo:font-size="12pt" fo:letter-spacing="normal" fo:font-weight="bold" officeooo:rsid="001d9004" style:font-name-asian="Times New Roman" style:font-size-asian="12pt" style:font-style-asian="normal" style:font-weight-asian="bold" style:font-name-complex="Lucida Sans" style:font-size-complex="12pt" style:font-weight-complex="bold"/>
    </style:style>
    <style:style style:name="T24" style:family="text">
      <style:text-properties fo:font-variant="normal" fo:text-transform="none" style:use-window-font-color="true" style:font-name="Courier New" fo:font-size="12pt" fo:letter-spacing="normal" fo:font-weight="bold" officeooo:rsid="0037f2cc" style:font-name-asian="Times New Roman" style:font-size-asian="12pt" style:font-style-asian="normal" style:font-weight-asian="bold" style:font-name-complex="Lucida Sans" style:font-size-complex="12pt" style:font-weight-complex="bold"/>
    </style:style>
    <style:style style:name="T25" style:family="text">
      <style:text-properties fo:font-variant="normal" fo:text-transform="none" style:use-window-font-color="true" style:font-name="Courier New" fo:font-size="12pt" fo:letter-spacing="normal" officeooo:rsid="001a589f" style:font-name-asian="Times New Roman" style:font-size-asian="12pt" style:font-style-asian="normal" style:font-name-complex="Lucida Sans" style:font-size-complex="12pt"/>
    </style:style>
    <style:style style:name="T26" style:family="text">
      <style:text-properties fo:font-variant="normal" fo:text-transform="none" style:use-window-font-color="true" fo:font-size="12pt" fo:letter-spacing="normal" fo:font-weight="bold" officeooo:rsid="001d9004" style:font-name-asian="Times New Roman" style:font-size-asian="12pt" style:font-style-asian="normal" style:font-weight-asian="bold" style:font-name-complex="Lucida Sans" style:font-size-complex="12pt" style:font-weight-complex="bold"/>
    </style:style>
    <style:style style:name="T27" style:family="text">
      <style:text-properties fo:font-variant="normal" fo:text-transform="none" fo:color="#c9211e" fo:letter-spacing="normal" officeooo:rsid="0037f2cc" style:font-name-asian="思源宋體1" style:font-style-asian="normal" style:font-name-complex="Lucida Sans"/>
    </style:style>
    <style:style style:name="T28" style:family="text">
      <style:text-properties officeooo:rsid="001be812"/>
    </style:style>
    <style:style style:name="T29" style:family="text">
      <style:text-properties style:font-name="Courier New"/>
    </style:style>
    <style:style style:name="T30" style:family="text">
      <style:text-properties style:font-name="Courier New" fo:font-weight="bold" style:font-weight-asian="bold" style:font-weight-complex="bold"/>
    </style:style>
    <style:style style:name="T31" style:family="text">
      <style:text-properties style:font-name="Courier New" fo:font-weight="bold" officeooo:rsid="001d9004" style:font-weight-asian="bold" style:font-weight-complex="bold"/>
    </style:style>
    <style:style style:name="T32" style:family="text">
      <style:text-properties style:font-name="Courier New" fo:font-weight="bold" officeooo:rsid="001f2bc2" style:font-weight-asian="bold" style:font-weight-complex="bold"/>
    </style:style>
    <style:style style:name="T33" style:family="text">
      <style:text-properties style:font-name="Courier New" fo:font-weight="bold" officeooo:rsid="004460e5" style:font-weight-asian="bold" style:font-weight-complex="bold"/>
    </style:style>
    <style:style style:name="T34" style:family="text">
      <style:text-properties style:font-name="Courier New" fo:font-weight="bold" officeooo:rsid="0044c8e7" style:font-weight-asian="bold" style:font-weight-complex="bold"/>
    </style:style>
    <style:style style:name="T35" style:family="text">
      <style:text-properties style:font-name="Courier New" fo:font-weight="bold" officeooo:rsid="00467eef" style:font-weight-asian="bold" style:font-weight-complex="bold"/>
    </style:style>
    <style:style style:name="T36" style:family="text">
      <style:text-properties style:font-name="Courier New" fo:font-weight="bold" officeooo:rsid="00497ecc" style:font-weight-asian="bold" style:font-weight-complex="bold"/>
    </style:style>
    <style:style style:name="T37" style:family="text">
      <style:text-properties style:font-name="Courier New" fo:font-weight="bold" officeooo:rsid="001a589f" style:font-weight-asian="bold" style:font-weight-complex="bold"/>
    </style:style>
    <style:style style:name="T38" style:family="text">
      <style:text-properties style:font-name="Courier New" fo:font-weight="bold" officeooo:rsid="004f3423" style:font-weight-asian="bold" style:font-weight-complex="bold"/>
    </style:style>
    <style:style style:name="T39" style:family="text">
      <style:text-properties style:font-name="Courier New" fo:font-weight="bold" officeooo:rsid="004f90f0" style:font-weight-asian="bold" style:font-weight-complex="bold"/>
    </style:style>
    <style:style style:name="T40" style:family="text">
      <style:text-properties style:font-name="Courier New" fo:font-weight="bold" officeooo:rsid="0053e6db" style:font-weight-asian="bold" style:font-weight-complex="bold"/>
    </style:style>
    <style:style style:name="T41" style:family="text">
      <style:text-properties style:font-name="Courier New" fo:font-weight="bold" officeooo:rsid="0055535b" style:font-weight-asian="bold" style:font-weight-complex="bold"/>
    </style:style>
    <style:style style:name="T42" style:family="text">
      <style:text-properties style:font-name="Courier New" fo:font-weight="bold" officeooo:rsid="00555c7e" style:font-weight-asian="bold" style:font-weight-complex="bold"/>
    </style:style>
    <style:style style:name="T43" style:family="text">
      <style:text-properties style:font-name="Courier New" fo:font-weight="bold" officeooo:rsid="005a0ef8" style:font-weight-asian="bold" style:font-weight-complex="bold"/>
    </style:style>
    <style:style style:name="T44" style:family="text">
      <style:text-properties style:font-name="Courier New" fo:font-weight="bold" officeooo:rsid="005d7e3a" style:font-weight-asian="bold" style:font-weight-complex="bold"/>
    </style:style>
    <style:style style:name="T45" style:family="text">
      <style:text-properties style:font-name="Courier New" fo:font-weight="bold" officeooo:rsid="005f2bc0" style:font-weight-asian="bold" style:font-weight-complex="bold"/>
    </style:style>
    <style:style style:name="T46" style:family="text">
      <style:text-properties style:font-name="Courier New" fo:font-weight="bold" officeooo:rsid="005f4dd1" style:font-weight-asian="bold" style:font-weight-complex="bold"/>
    </style:style>
    <style:style style:name="T47" style:family="text">
      <style:text-properties style:font-name="Courier New" fo:font-weight="bold" officeooo:rsid="005fe622" style:font-weight-asian="bold" style:font-weight-complex="bold"/>
    </style:style>
    <style:style style:name="T48" style:family="text">
      <style:text-properties style:font-name="Courier New" fo:font-weight="bold" officeooo:rsid="004f578e" style:font-weight-asian="bold" style:font-weight-complex="bold"/>
    </style:style>
    <style:style style:name="T49" style:family="text">
      <style:text-properties style:font-name="Courier New" fo:font-weight="bold" officeooo:rsid="0057144b" style:font-weight-asian="bold" style:font-weight-complex="bold"/>
    </style:style>
    <style:style style:name="T50" style:family="text">
      <style:text-properties style:font-name="Courier New" fo:font-weight="normal" style:font-weight-asian="normal" style:font-weight-complex="normal"/>
    </style:style>
    <style:style style:name="T51" style:family="text">
      <style:text-properties style:font-name="Courier New" fo:font-weight="normal" officeooo:rsid="004460e5" style:font-weight-asian="normal" style:font-weight-complex="normal"/>
    </style:style>
    <style:style style:name="T52" style:family="text">
      <style:text-properties style:font-name="Courier New" fo:font-weight="normal" officeooo:rsid="001a589f" style:font-weight-asian="normal" style:font-weight-complex="normal"/>
    </style:style>
    <style:style style:name="T53" style:family="text">
      <style:text-properties style:font-name="Courier New" fo:font-weight="normal" officeooo:rsid="004f578e" style:font-weight-asian="normal" style:font-weight-complex="normal"/>
    </style:style>
    <style:style style:name="T54" style:family="text">
      <style:text-properties style:font-name="Courier New" fo:font-weight="normal" officeooo:rsid="0050ae14" style:font-weight-asian="normal" style:font-weight-complex="normal"/>
    </style:style>
    <style:style style:name="T55" style:family="text">
      <style:text-properties style:font-name="Courier New" fo:font-weight="normal" officeooo:rsid="0055535b" style:font-weight-asian="normal" style:font-weight-complex="normal"/>
    </style:style>
    <style:style style:name="T56" style:family="text">
      <style:text-properties style:font-name="Courier New" fo:font-weight="normal" officeooo:rsid="00555c7e" style:font-weight-asian="normal" style:font-weight-complex="normal"/>
    </style:style>
    <style:style style:name="T57" style:family="text">
      <style:text-properties style:font-name="Courier New" officeooo:rsid="004460e5"/>
    </style:style>
    <style:style style:name="T58" style:family="text">
      <style:text-properties style:font-name="Courier New" officeooo:rsid="001a589f"/>
    </style:style>
    <style:style style:name="T59" style:family="text">
      <style:text-properties style:font-name="Courier New" officeooo:rsid="004a38cd"/>
    </style:style>
    <style:style style:name="T60" style:family="text">
      <style:text-properties style:font-name="Courier New" fo:font-size="12pt" officeooo:rsid="004460e5" style:font-size-asian="12pt" style:font-size-complex="12pt"/>
    </style:style>
    <style:style style:name="T61" style:family="text">
      <style:text-properties style:font-name="Courier New" fo:font-size="12pt" fo:font-weight="bold" officeooo:rsid="00467eef" style:font-size-asian="12pt" style:font-weight-asian="bold" style:font-size-complex="12pt" style:font-weight-complex="bold"/>
    </style:style>
    <style:style style:name="T62" style:family="text">
      <style:text-properties style:font-name="Courier New" officeooo:rsid="004f90f0"/>
    </style:style>
    <style:style style:name="T63" style:family="text">
      <style:text-properties style:font-name="Courier New" officeooo:rsid="0050ae14"/>
    </style:style>
    <style:style style:name="T64" style:family="text">
      <style:text-properties style:font-name="Courier New" officeooo:rsid="001d9004"/>
    </style:style>
    <style:style style:name="T65" style:family="text">
      <style:text-properties style:font-name="Courier New" style:font-name-asian="Courier New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58679a" style:font-weight-asian="bold" style:font-weight-complex="bold"/>
    </style:style>
    <style:style style:name="T68" style:family="text">
      <style:text-properties officeooo:rsid="001bf1c2"/>
    </style:style>
    <style:style style:name="T69" style:family="text">
      <style:text-properties fo:color="#c9211e"/>
    </style:style>
    <style:style style:name="T70" style:family="text">
      <style:text-properties fo:color="#c9211e" style:font-name="Courier New"/>
    </style:style>
    <style:style style:name="T71" style:family="text">
      <style:text-properties fo:color="#c9211e" style:font-name="Courier New" style:font-name-asian="Courier New"/>
    </style:style>
    <style:style style:name="T72" style:family="text">
      <style:text-properties fo:color="#c9211e" style:font-name="Courier New" officeooo:rsid="005fe622" style:font-name-asian="Courier New"/>
    </style:style>
    <style:style style:name="T73" style:family="text">
      <style:text-properties fo:color="#c9211e" officeooo:rsid="0055535b"/>
    </style:style>
    <style:style style:name="T74" style:family="text">
      <style:text-properties fo:color="#c9211e" fo:font-weight="bold" style:font-weight-asian="bold" style:font-weight-complex="bold"/>
    </style:style>
    <style:style style:name="T75" style:family="text">
      <style:text-properties officeooo:rsid="001d9004"/>
    </style:style>
    <style:style style:name="T76" style:family="text">
      <style:text-properties officeooo:rsid="001f576a"/>
    </style:style>
    <style:style style:name="T77" style:family="text">
      <style:text-properties officeooo:rsid="0020eb74"/>
    </style:style>
    <style:style style:name="T78" style:family="text">
      <style:text-properties officeooo:rsid="00250280"/>
    </style:style>
    <style:style style:name="T79" style:family="text">
      <style:text-properties fo:color="#81d41a"/>
    </style:style>
    <style:style style:name="T80" style:family="text">
      <style:text-properties style:use-window-font-color="true" style:font-name="Courier New" fo:font-size="12pt" fo:font-weight="bold" officeooo:rsid="001d9004" style:font-size-asian="12pt" style:font-weight-asian="bold" style:font-size-complex="12pt" style:font-weight-complex="bold"/>
    </style:style>
    <style:style style:name="T81" style:family="text">
      <style:text-properties style:use-window-font-color="true" style:font-name="Courier New" fo:font-size="12pt" fo:font-weight="bold" officeooo:rsid="005d7e3a" style:font-size-asian="12pt" style:font-weight-asian="bold" style:font-size-complex="12pt" style:font-weight-complex="bold"/>
    </style:style>
    <style:style style:name="T82" style:family="text">
      <style:text-properties style:use-window-font-color="true" style:font-name="Courier New" fo:font-size="12pt" fo:font-weight="normal" officeooo:rsid="001a589f" style:font-size-asian="12pt" style:font-weight-asian="normal" style:font-size-complex="12pt" style:font-weight-complex="normal"/>
    </style:style>
    <style:style style:name="T83" style:family="text">
      <style:text-properties officeooo:rsid="0039d0c8"/>
    </style:style>
    <style:style style:name="T84" style:family="text">
      <style:text-properties officeooo:rsid="003b7687"/>
    </style:style>
    <style:style style:name="T85" style:family="text">
      <style:text-properties officeooo:rsid="004bcf43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officeooo:rsid="0050f850"/>
    </style:style>
    <style:style style:name="T88" style:family="text">
      <style:text-properties officeooo:rsid="0051f1ec"/>
    </style:style>
    <style:style style:name="T89" style:family="text">
      <style:text-properties fo:color="#ce181e"/>
    </style:style>
    <style:style style:name="T90" style:family="text">
      <style:text-properties fo:color="#ce181e" style:font-name="Courier New" officeooo:rsid="001d9004"/>
    </style:style>
    <style:style style:name="T91" style:family="text">
      <style:text-properties fo:color="#ce181e" style:font-name="Courier New" style:font-name-asian="Courier New"/>
    </style:style>
    <style:style style:name="T92" style:family="text">
      <style:text-properties fo:color="#ce181e" fo:font-weight="bold" style:font-weight-asian="bold" style:font-weight-complex="bold"/>
    </style:style>
    <style:style style:name="T93" style:family="text">
      <style:text-properties officeooo:rsid="0055535b"/>
    </style:style>
    <style:style style:name="T94" style:family="text">
      <style:text-properties officeooo:rsid="00555c7e"/>
    </style:style>
    <style:style style:name="T95" style:family="text">
      <style:text-properties officeooo:rsid="005a0ef8"/>
    </style:style>
    <style:style style:name="T96" style:family="text">
      <style:text-properties officeooo:rsid="005ac636"/>
    </style:style>
    <style:style style:name="T97" style:family="text">
      <style:text-properties officeooo:rsid="006e26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<text:span text:style-name="T1">inux作業系統實務作業3</text:span></text:p>
      <text:p text:style-name="P3">權限管理</text:p>
      <text:p text:style-name="P3">目標:</text:p>
      <text:p text:style-name="P3">1. 瞭解檔案的擁有者與群組。</text:p>
      <text:p text:style-name="P3">2. 瞭解rwx存取權限。</text:p>
      <text:p text:style-name="P3">3. 瞭解<text:span text:style-name="T84">SUID、SGID、</text:span>sticky bit。</text:p>
      <text:p text:style-name="P8">4. 更改檔案屬性。<text:span text:style-name="T97">(進階)</text:span></text:p>
      <text:p text:style-name="P93"><text:span text:style-name="T83">5. </text:span>更改<text:span text:style-name="T76">acl</text:span>權限。<text:span text:style-name="T97">(進階)</text:span></text:p>
      <text:p text:style-name="P93"><text:span text:style-name="T83">6</text:span>. 鏈結與掛載檔案的權限。<text:span text:style-name="T97">(進階)</text:span></text:p>
      <text:p text:style-name="P3"/>
      <text:p text:style-name="P9">步驟<text:span text:style-name="T28">0： 用Raspbian實做。</text:span></text:p>
      <text:p text:style-name="P71">(0)更改主機名稱。</text:p>
      <text:p text:style-name="P10">範例:</text:p>
      <text:p text:style-name="P71"><text:span text:style-name="T51">pi@</text:span><text:span text:style-name="T50">raspberry</text:span><text:span text:style-name="T51">:~ $ </text:span><text:span text:style-name="T33">sudo </text:span><text:span text:style-name="T30">hostnamectl</text:span><text:span text:style-name="T33"> </text:span><text:span text:style-name="T30">set-hostname</text:span><text:span text:style-name="T33"> </text:span><text:span text:style-name="T30">4070E999</text:span></text:p>
      <text:p text:style-name="P71"><text:span text:style-name="T51">pi@</text:span><text:span text:style-name="T50">raspberry</text:span><text:span text:style-name="T51">:~ $ </text:span><text:span text:style-name="T30">exit</text:span></text:p>
      <text:p text:style-name="P71">(1)建立自己的帳號。</text:p>
      <text:p text:style-name="P71"><text:span text:style-name="T51">pi@4070E999:~ $ </text:span><text:span text:style-name="T33">s</text:span><text:span text:style-name="T30">udo useradd 4070e999</text:span></text:p>
      <text:p text:style-name="P72"><text:span text:style-name="T50">pi@</text:span><text:span text:style-name="T51">4070E999</text:span><text:span text:style-name="T50">:~ $ </text:span><text:span text:style-name="T30">getent passwd 4070e999</text:span></text:p>
      <text:p text:style-name="P85">4070e999:x:1001:1001::/home/4070e999:</text:p>
      <text:p text:style-name="P50"><text:span text:style-name="T29">pi@</text:span><text:span text:style-name="T57">4070E999</text:span><text:span text:style-name="T29">:~ $ </text:span><text:span text:style-name="T30">ls -al /home/4070e999</text:span></text:p>
      <text:p text:style-name="P85">ls: 無法存取 '/home/4070e999': 沒有此一檔案或目錄</text:p>
      <text:p text:style-name="P49"><text:span text:style-name="T29">pi@4070E999:~ $ </text:span><text:span text:style-name="T30">ls -al /home</text:span></text:p>
      <text:p text:style-name="P85">總計 12</text:p>
      <text:p text:style-name="P85">drwxr-xr-x <text:s/>3 root root 4096 <text:s/>9月 <text:s/>9 16:26 .</text:p>
      <text:p text:style-name="P85">drwxr-xr-x 21 root root 4096 <text:s/>9月 <text:s/>9 17:15 ..</text:p>
      <text:p text:style-name="P85">drwxr-xr-x 17 pi <text:s text:c="2"/>pi <text:s text:c="2"/>4096 <text:s/>9月 27 00:10 pi</text:p>
      <text:p text:style-name="P68">發現自己帳號沒有真實的家目錄。</text:p>
      <text:p text:style-name="P70">(<text:span text:style-name="T85">2</text:span>)使自己帳號有家目錄；利用拷貝(cp指令)做一個像pi一樣的家目錄。</text:p>
      <text:p text:style-name="P70">並且更改該家目錄的擁有者為自己帳號與初始群組。</text:p>
      <text:p text:style-name="P73"><text:span text:style-name="T51">pi@4070E999:~ $ </text:span><text:span text:style-name="T33">sudo m</text:span><text:span text:style-name="T34">kdir</text:span><text:span text:style-name="T33"> /home/4070e999</text:span></text:p>
      <text:p text:style-name="P69"><text:span text:style-name="T50">pi@4070E999:~ $ </text:span><text:span text:style-name="T30">sudo cp -R . /home/4070e999</text:span></text:p>
      <text:p text:style-name="P69"><text:span text:style-name="T50">pi@4070E999:~ $ </text:span><text:span text:style-name="T30">ls -al /home/4070e999</text:span></text:p>
      <text:p text:style-name="P69"><text:span text:style-name="T50">目錄的擁有者與群組都是</text:span><text:span text:style-name="T38">root</text:span><text:span text:style-name="T50">，而不是自己。</text:span></text:p>
      <text:p text:style-name="P70"><text:span text:style-name="T50">pi@4070E999:~ $ </text:span><text:span text:style-name="T38">sudo chown -R 4070e999:4070e999 </text:span><text:span text:style-name="T30">/home/4070e999</text:span></text:p>
      <text:p text:style-name="P70"><text:span text:style-name="T50">pi@4070E999:~ $ </text:span><text:span text:style-name="T30">ls -al /home/4070e999</text:span></text:p>
      <text:p text:style-name="P68">(<text:span text:style-name="T85">3</text:span>)使自己帳號為sudoer；如果還沒有將自己帳號加入sudo群組(對於CentOS是wheel群組)，請加入。</text:p>
      <text:p text:style-name="P68">同時，使自己帳號使用bash為shell。</text:p>
      <text:p text:style-name="P3">範例:</text:p>
      <text:p text:style-name="P74"><text:span text:style-name="T51">pi@4070E999:~ $</text:span><text:span text:style-name="T52"> </text:span><text:span text:style-name="T37">sudo usermod -a -G s</text:span><text:span text:style-name="T36">udo</text:span><text:span text:style-name="T37"> -</text:span><text:span text:style-name="T35">s /bin/bash </text:span><text:span text:style-name="T37">4070e999</text:span></text:p>
      <text:p text:style-name="P78"><text:span text:style-name="T60">相關指令:</text:span><text:span text:style-name="T61">chsh</text:span></text:p>
      <text:p text:style-name="P78"><text:span text:style-name="T86">(4)</text:span>為自己帳號設定密碼。</text:p>
      <text:p text:style-name="P56">pi@4070E999:~ $ <text:span text:style-name="T66">sudo passwd 4070e999</text:span></text:p>
      <text:p text:style-name="P77">輸入新的 UNIX 密碼：<text:span text:style-name="T48">Passw0rd</text:span></text:p>
      <text:p text:style-name="P78">再次輸入新的 UNIX 密碼：<text:span text:style-name="T48">Passw0rd</text:span></text:p>
      <text:p text:style-name="P77">passwd：密碼已成功地變更</text:p>
      <text:p text:style-name="P76"><text:span text:style-name="T52">登出</text:span><text:span text:style-name="T30">pi</text:span><text:span text:style-name="T51">帳號，改以學號登入。</text:span></text:p>
      <text:p text:style-name="P76"><text:span text:style-name="T51">login as: </text:span><text:span text:style-name="T33">4070e999</text:span></text:p>
      <text:p text:style-name="P76"><text:span text:style-name="T51">4070e999@192.168.1.111's password:</text:span><text:span text:style-name="T39">Passw0rd</text:span></text:p>
      <text:p text:style-name="P76"><text:span text:style-name="T51">看到提示符</text:span><text:span text:style-name="T53">如下</text:span><text:span text:style-name="T51">：</text:span></text:p>
      <text:p text:style-name="P75"><text:soft-page-break/><text:span text:style-name="T51">4070</text:span><text:span text:style-name="T56">e</text:span><text:span text:style-name="T51">999@4070E999:~ $</text:span></text:p>
      <text:p text:style-name="P87"/>
      <text:p text:style-name="P29">● 查看<text:span text:style-name="T68">group檔:</text:span></text:p>
      <text:p text:style-name="P79"><text:span text:style-name="T51">4070</text:span><text:span text:style-name="T56">e</text:span><text:span text:style-name="T51">999</text:span><text:span text:style-name="T29">@4070</text:span><text:span text:style-name="T63">E</text:span><text:span text:style-name="T29">999:~ $ </text:span><text:span text:style-name="T30">grep 4070e999 /etc/group</text:span></text:p>
      <text:p text:style-name="P29"><text:span text:style-name="T59">sudo</text:span><text:span text:style-name="T29">:x:</text:span><text:span text:style-name="T62">27</text:span><text:span text:style-name="T29">:</text:span><text:span text:style-name="T59">pi</text:span><text:span text:style-name="T29">,</text:span><text:span text:style-name="T70">4070e999</text:span></text:p>
      <text:p text:style-name="P53"><text:span text:style-name="T69">4070e999</text:span>:x:1001:</text:p>
      <text:p text:style-name="P79"><text:span text:style-name="T51">4070</text:span><text:span text:style-name="T56">e</text:span><text:span text:style-name="T51">999</text:span><text:span text:style-name="T58">@4070</text:span><text:span text:style-name="T63">E</text:span><text:span text:style-name="T58">999:~ $</text:span><text:span text:style-name="T37"> </text:span></text:p>
      <text:p text:style-name="P4"/>
      <text:p text:style-name="P16">◎ 觀察檔案的權限 </text:p>
      <text:p text:style-name="P3">參考: <text:a xlink:type="simple" xlink:href="http://linux.vbird.org/linux_basic_train/unit04.php#4.1" text:style-name="Internet_20_link" text:visited-style-name="Visited_20_Internet_20_Link">http://linux.vbird.org/linux_basic_train/unit04.php#4.1</text:a> </text:p>
      <text:p text:style-name="P3">範例:</text:p>
      <text:p text:style-name="P11"><text:span text:style-name="T51">4070</text:span><text:span text:style-name="T56">e</text:span><text:span text:style-name="T51">999</text:span><text:span text:style-name="T29">@4070</text:span><text:span text:style-name="T63">E</text:span><text:span text:style-name="T29">999:~ $ </text:span><text:span text:style-name="T31">ls -dl /var/spool/mail</text:span></text:p>
      <text:p text:style-name="P58">lrwxrwxrwx 1 root root 7 <text:s/>9月 <text:s/>9 16:42 /var/spool/mail -&gt; ../mail</text:p>
      <text:p text:style-name="P16">☉查詢環境變數</text:p>
      <text:p text:style-name="P11"><text:span text:style-name="T51">4070E999</text:span><text:span text:style-name="T50">@4070</text:span><text:span text:style-name="T54">E</text:span><text:span text:style-name="T50">999:~ $ </text:span><text:span text:style-name="T31">env | grep LANG</text:span></text:p>
      <text:p text:style-name="P54">LANG=zh_TW.UTF-8</text:p>
      <text:p text:style-name="P54">LANGUAGE=zh_TW.UTF-8</text:p>
      <text:p text:style-name="P31">● 更改語系<text:span text:style-name="T87">(</text:span>實測好像沒有作用<text:span text:style-name="T87">)</text:span></text:p>
      <text:p text:style-name="P80"><text:span text:style-name="T51">4070</text:span><text:span text:style-name="T56">e</text:span><text:span text:style-name="T51">999</text:span><text:span text:style-name="T52">@4070</text:span><text:span text:style-name="T54">E</text:span><text:span text:style-name="T52">999:~ $ </text:span><text:span text:style-name="T32">sudo raspi-config</text:span></text:p>
      <text:p text:style-name="P11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ls -dl /var/spool/mail</text:span></text:p>
      <text:p text:style-name="P58"><text:span text:style-name="T88">l</text:span>rwxrwxr-x. 2 root mail 4096 <text:s/><text:span text:style-name="T69">9月 15</text:span> 01:02 /var/spool/mail</text:p>
      <text:p text:style-name="P55">4070<text:span text:style-name="T94">e</text:span>999<text:span text:style-name="T1">@4070E999:~ $</text:span><text:span text:style-name="T58"> </text:span><text:span text:style-name="T66">LANGUAGE=</text:span><text:span text:style-name="T67">en</text:span><text:span text:style-name="T66">_</text:span><text:span text:style-name="T67">US</text:span><text:span text:style-name="T66">.UTF-8</text:span></text:p>
      <text:p text:style-name="P88"/>
      <text:p text:style-name="P17">◎自創一個檔案會如何？</text:p>
      <text:p text:style-name="P12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id</text:span></text:p>
      <text:p text:style-name="P62">uid=1001(4070e999) gid=1001(4070e999) groups=1001(4070e999),27(sudo)</text:p>
      <text:p text:style-name="P12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touch file1</text:span></text:p>
      <text:p text:style-name="P12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l</text:span><text:span text:style-name="T40">s</text:span><text:span text:style-name="T31"> -l file1</text:span></text:p>
      <text:p text:style-name="P51"><text:span text:style-name="T64">-rw-r--r-- 1 4070e999 </text:span><text:span text:style-name="T90">4070e999</text:span><text:span text:style-name="T64"> 0 <text:s/>9月 27 01:05 file1</text:span></text:p>
      <text:p text:style-name="P4"/>
      <text:p text:style-name="P5"><text:span text:style-name="T75">● </text:span>切換一下效用群組為<text:span text:style-name="T93">sudo</text:span></text:p>
      <text:p text:style-name="P13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newgrp </text:span><text:span text:style-name="T41">sudo</text:span></text:p>
      <text:p text:style-name="P13"><text:span text:style-name="T55">4070e999@4070E999:~ $ </text:span><text:span text:style-name="T41">id</text:span></text:p>
      <text:p text:style-name="P86">uid=1001(4070e999) gid=27(sudo) groups=27(sudo),1001(4070e999)</text:p>
      <text:p text:style-name="P13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touch file2</text:span></text:p>
      <text:p text:style-name="P13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l</text:span><text:span text:style-name="T41">s -</text:span><text:span text:style-name="T31">l file2</text:span></text:p>
      <text:p text:style-name="P59">-rw-r--r--. 1 4070e999 <text:span text:style-name="T73">sudo</text:span> 0 <text:s/>9月 27 01:10 file2</text:p>
      <text:p text:style-name="P13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exit</text:span></text:p>
      <text:p text:style-name="P63">exit</text:p>
      <text:p text:style-name="P5"/>
      <text:p text:style-name="P18">◎ 新創檔案的預設權限：umask指令</text:p>
      <text:p text:style-name="P32"><text:span text:style-name="T77">參考：</text:span><text:a xlink:type="simple" xlink:href="http://linux.vbird.org/linux_basic/0220filemanager.php#umask" text:style-name="Internet_20_link" text:visited-style-name="Visited_20_Internet_20_Link">http://linux.vbird.org/linux_basic/0220filemanager.php#umask</text:a> </text:p>
      <text:p text:style-name="P32"><text:a xlink:type="simple" xlink:href="https://geek-university.com/linux/set-the-default-permissions-for-newly-created-files/" text:style-name="Internet_20_link" text:visited-style-name="Visited_20_Internet_20_Link">https://geek-university.com/linux/set-the-default-permissions-for-newly-created-files/</text:a> </text:p>
      <text:p text:style-name="P6"><text:span text:style-name="T75">●</text:span>查閱:</text:p>
      <text:p text:style-name="P14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umask</text:span></text:p>
      <text:p text:style-name="P3">0022</text:p>
      <text:p text:style-name="P7"><text:span text:style-name="T75">● </text:span><text:span text:style-name="T2">更改</text:span><text:span text:style-name="T75"> </text:span></text:p>
      <text:p text:style-name="P14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umask 007</text:span></text:p>
      <text:p text:style-name="P14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umask</text:span></text:p>
      <text:p text:style-name="P3">0007</text:p>
      <text:p text:style-name="P14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touch file3</text:span></text:p>
      <text:p text:style-name="P14"><text:soft-page-break/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l</text:span><text:span text:style-name="T42">s -</text:span><text:span text:style-name="T31">l file3</text:span></text:p>
      <text:p text:style-name="P61">-rw-rw-<text:span text:style-name="T89">---</text:span> 1 4070e999 4070e999 0 <text:s/>9月 27 01:12 file3</text:p>
      <text:p text:style-name="P6">一般檔案預設沒有<text:span text:style-name="T78">x (</text:span>執行<text:span text:style-name="T78">)</text:span>權限。</text:p>
      <text:p text:style-name="P6">○使用 chmod 搭配符號法修改權限</text:p>
      <text:p text:style-name="P44"><text:span text:style-name="T1">參考: <text:s/></text:span><text:a xlink:type="simple" xlink:href="http://linux.vbird.org/linux_basic_train/unit04.php" text:style-name="Internet_20_link" text:visited-style-name="Visited_20_Internet_20_Link">http://linux.vbird.org/linux_basic_train/unit04.php</text:a> </text:p>
      <text:p text:style-name="P30">● 增加x權限</text:p>
      <text:p text:style-name="P15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chmod u+x file3</text:span></text:p>
      <text:p text:style-name="P15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l</text:span><text:span text:style-name="T43">s -</text:span><text:span text:style-name="T31">l file3</text:span></text:p>
      <text:p text:style-name="P60">-rw<text:span text:style-name="T69">x</text:span>rw----. 1 4070e999 4070e999 0 <text:s/>9月 2<text:span text:style-name="T95">7</text:span> <text:span text:style-name="T96">01</text:span>:<text:span text:style-name="T96">13</text:span> <text:span text:style-name="T79">file3</text:span></text:p>
      <text:h text:style-name="P94" text:outline-level="2">◎ 檔案屬性與權限的修改方式</text:h>
      <text:p text:style-name="P33"><text:span text:style-name="T9">● </text:span><text:span text:style-name="T8">切換身份成為 </text:span><text:span text:style-name="T7">root </text:span><text:span text:style-name="T79"> </text:span></text:p>
      <text:p text:style-name="P37"><text:span text:style-name="T51">4070</text:span><text:span text:style-name="T56">e</text:span><text:span text:style-name="T51">999</text:span><text:span text:style-name="T50">@4070</text:span><text:span text:style-name="T54">E</text:span><text:span text:style-name="T50">999:~ $ </text:span><text:span text:style-name="T31">su -</text:span></text:p>
      <text:p text:style-name="P34">密碼：<text:span text:style-name="T49">raspberry</text:span></text:p>
      <text:p text:style-name="P34">上SSH is enabled and the default password for the 'pi' user has not been changed.</text:p>
      <text:p text:style-name="P34">This is a security risk - please login as the 'pi' user and type 'passwd' to set a new password.</text:p>
      <text:p text:style-name="P34"/>
      <text:p text:style-name="P34">root@4070E999:~#</text:p>
      <text:p text:style-name="P34"><text:span text:style-name="T9">● </text:span>使用 <text:span text:style-name="T66">chown</text:span> 修改檔案擁有者</text:p>
      <text:p text:style-name="P38"><text:span text:style-name="T50">root@4070E999:~# </text:span><text:span text:style-name="T31">touch /home/</text:span><text:span text:style-name="T44">4070e999</text:span><text:span text:style-name="T31">/itfile1</text:span></text:p>
      <text:p text:style-name="P38"><text:span text:style-name="T50">root@4070E999:~# </text:span><text:span text:style-name="T31">l</text:span><text:span text:style-name="T44">s -</text:span><text:span text:style-name="T31">l /home/</text:span><text:span text:style-name="T44">4070e999</text:span><text:span text:style-name="T31">/itfile1</text:span></text:p>
      <text:p text:style-name="P42">-rw-rw---- 1 root root 0 <text:s/>9月 27 01:23 /home/4070e999/itfile1</text:p>
      <text:p text:style-name="P38"><text:span text:style-name="T50">root@4070E999:~# </text:span><text:span text:style-name="T31">chown </text:span><text:span text:style-name="T44">4070e999</text:span><text:span text:style-name="T31"> /home/</text:span><text:span text:style-name="T44">4070e999</text:span><text:span text:style-name="T31">/itfile1</text:span></text:p>
      <text:p text:style-name="P38"><text:span text:style-name="T50">root@4070E999:~# </text:span><text:span text:style-name="T31">l</text:span><text:span text:style-name="T44">s -</text:span><text:span text:style-name="T31">l /home/</text:span><text:span text:style-name="T44">4070e999</text:span><text:span text:style-name="T31">/itfile1</text:span></text:p>
      <text:p text:style-name="P43">-rw-rw---- 1 <text:span text:style-name="T89">4070e999</text:span> root 0 <text:s/>9月 27 01:23 /home/4070e999/itfile1</text:p>
      <text:p text:style-name="P38"/>
      <text:p text:style-name="P35"><text:span text:style-name="T9">● </text:span>使用 <text:span text:style-name="T66">chgrp</text:span> 修改檔案擁有的群組</text:p>
      <text:p text:style-name="P81"><text:span text:style-name="T82">root@4070E999:~# </text:span><text:span text:style-name="T80">chgrp users /home/</text:span><text:span text:style-name="T81">4070e999</text:span><text:span text:style-name="T80">/itfile1</text:span></text:p>
      <text:p text:style-name="P39"><text:span text:style-name="T50">root@4070E999:~# </text:span><text:span text:style-name="T31">l</text:span><text:span text:style-name="T45">s -</text:span><text:span text:style-name="T31">l /home/</text:span><text:span text:style-name="T44">4070e999</text:span><text:span text:style-name="T31">/itfile1</text:span></text:p>
      <text:p text:style-name="P39"><text:span text:style-name="T29">-</text:span><text:span text:style-name="T65">rw-rw---- 1 4070e999 </text:span><text:span text:style-name="T91">users</text:span><text:span text:style-name="T65"> 0 <text:s/>9月 27 01:23 /home/4070e999/itfile1</text:span></text:p>
      <text:p text:style-name="P39"/>
      <text:p text:style-name="P36"><text:span text:style-name="T9">● </text:span>使用 <text:span text:style-name="T66">chown</text:span> 同時修改檔案擁有者與群組</text:p>
      <text:p text:style-name="P40"><text:span text:style-name="T50">root@4070E999:~# </text:span><text:span text:style-name="T31">chown </text:span><text:span text:style-name="T47">root</text:span><text:span text:style-name="T31">:</text:span><text:span text:style-name="T47">sudo</text:span><text:span text:style-name="T31"> /home/</text:span><text:span text:style-name="T44">4070e999</text:span><text:span text:style-name="T31">/itfile1</text:span></text:p>
      <text:p text:style-name="P40"><text:span text:style-name="T50">root@4070E999:~# </text:span><text:span text:style-name="T31">l</text:span><text:span text:style-name="T46">s -</text:span><text:span text:style-name="T31">l /home/</text:span><text:span text:style-name="T44">4070e999</text:span><text:span text:style-name="T31">/itfile1</text:span></text:p>
      <text:p text:style-name="P41"><text:span text:style-name="T65">-rw-r--r--. 1 </text:span><text:span text:style-name="T72">roo</text:span><text:span text:style-name="T71">t </text:span><text:span text:style-name="T72">sudo</text:span><text:span text:style-name="T65"> 0 <text:s/>9月 27 01:23 /home/4070e999/itfile1</text:span></text:p>
      <text:p text:style-name="P36"/>
      <text:h text:style-name="P1" text:outline-level="2"><text:span text:style-name="T3">◎</text:span><text:span text:style-name="T4"> </text:span><text:span text:style-name="T5">SetUID, SetGID, Sticky bit</text:span></text:h>
      <text:p text:style-name="P66"><text:span text:style-name="T14">參考：</text:span><text:a xlink:type="simple" xlink:href="https://kknews.cc/zh-tw/code/ezm9v24.html" text:style-name="Internet_20_link" text:visited-style-name="Visited_20_Internet_20_Link">https://kknews.cc/zh-tw/code/ezm9v24.html</text:a><text:span text:style-name="T14"> </text:span></text:p>
      <text:p text:style-name="P45"><text:a xlink:type="simple" xlink:href="http://linux.vbird.org/linux_basic/0220filemanager/0220filemanager.php#suid_sgid_sticky" text:style-name="Internet_20_link" text:visited-style-name="Visited_20_Internet_20_Link"><text:span text:style-name="T21">http://linux.vbird.org/linux_basic/0220filemanager/0220filemanager.php#suid_sgid_sticky</text:span></text:a><text:span text:style-name="T21"> </text:span><text:span text:style-name="T22">\</text:span></text:p>
      <text:p text:style-name="P19">● passwd指令檔有設定SGID。</text:p>
      <text:p text:style-name="P19">Set UID ( SUID ) 的主要功能是在『某個檔案執行的期間具有檔案擁有者的權限』</text:p>
      <text:p text:style-name="P52"><text:span text:style-name="T25">root@4070E999:~# </text:span><text:span text:style-name="T23">ls -l /usr/bin/passwd /etc/shadow</text:span></text:p>
      <text:p text:style-name="P28">-rw-r----- 1 root shadow <text:s/>1212 <text:s/>9月 27 00:45 /etc/shadow</text:p>
      <text:p text:style-name="P28">-rw<text:span text:style-name="T92">s</text:span>r-xr-x 1 root root <text:s text:c="2"/>57972 <text:s/>5月 17 <text:s/>2017 /usr/bin/passwd</text:p>
      <text:p text:style-name="P28"/>
      <text:p text:style-name="P20">● 列出系統中所有 SUID 的檔案：</text:p>
      <text:p text:style-name="P21">Set GID ( SGID ) 的功能是『使用者在此目錄下的群組將會變成該目錄的群組』</text:p>
      <text:p text:style-name="P47"><text:span text:style-name="T25">root@4070E999:~# </text:span><text:span text:style-name="T23">find / -perm /u=s</text:span></text:p>
      <text:p text:style-name="P46"><text:soft-page-break/>/bin/mount</text:p>
      <text:p text:style-name="P46">/bin/su</text:p>
      <text:p text:style-name="P46">/bin/ntfs-3g</text:p>
      <text:p text:style-name="P46">/bin/ping</text:p>
      <text:p text:style-name="P46">/bin/fusermount</text:p>
      <text:p text:style-name="P46">/bin/umount</text:p>
      <text:p text:style-name="P46">find: ‘/proc/1917/task/1917/net’: 不適用的引數</text:p>
      <text:p text:style-name="P46">find: ‘/proc/1917/net’: 不適用的引數</text:p>
      <text:p text:style-name="P46">find: ‘/proc/2981/task/2981/fd/5’: 沒有此一檔案或目錄</text:p>
      <text:p text:style-name="P46">find: ‘/proc/2981/task/2981/fdinfo/5’: 沒有此一檔案或目錄</text:p>
      <text:p text:style-name="P46">find: ‘/proc/2981/fd/6’: 沒有此一檔案或目錄</text:p>
      <text:p text:style-name="P46">find: ‘/proc/2981/fdinfo/6’: 沒有此一檔案或目錄</text:p>
      <text:p text:style-name="P46">/usr/bin/<text:span text:style-name="T89">sudo</text:span></text:p>
      <text:p text:style-name="P46">/usr/bin/pkexec</text:p>
      <text:p text:style-name="P46">/usr/bin/<text:span text:style-name="T89">newgrp</text:span></text:p>
      <text:p text:style-name="P46">/usr/bin/chfn</text:p>
      <text:p text:style-name="P46">/usr/bin/chsh</text:p>
      <text:p text:style-name="P46">/usr/bin/gpasswd</text:p>
      <text:p text:style-name="P46">/usr/bin/<text:span text:style-name="T89">passwd</text:span></text:p>
      <text:p text:style-name="P46">/usr/lib/policykit-1/polkit-agent-helper-1</text:p>
      <text:p text:style-name="P46">/usr/lib/i386-linux-gnu/gstreamer1.0/gstreamer-1.0/gst-ptp-helper</text:p>
      <text:p text:style-name="P46">/usr/lib/eject/dmcrypt-get-device</text:p>
      <text:p text:style-name="P46">/usr/lib/dbus-1.0/dbus-daemon-launch-helper</text:p>
      <text:p text:style-name="P46">/usr/lib/openssh/ssh-keysign</text:p>
      <text:p text:style-name="P46">/usr/lib/chromium/chrome-sandbox</text:p>
      <text:p text:style-name="P46">/sbin/mount.nfs</text:p>
      <text:p text:style-name="P46">/sbin/mount.cifs</text:p>
      <text:p text:style-name="P46">find: ‘/run/user/1001/gvfs’: 拒絕不符權限的操作</text:p>
      <text:p text:style-name="P46">find: ‘/run/user/1000/gvfs’: 拒絕不符權限的操作</text:p>
      <text:p text:style-name="P20"/>
      <text:p text:style-name="P20">● 列出系統中所有 SGID 的檔案：</text:p>
      <text:p text:style-name="P46"><text:span text:style-name="T19">root@4070E999:~# </text:span><text:span text:style-name="T23">find / -perm /g+s</text:span></text:p>
      <text:p text:style-name="P20">find: ‘/proc/1917/task/1917/net’: 不適用的引數</text:p>
      <text:p text:style-name="P20">find: ‘/proc/1917/net’: 不適用的引數</text:p>
      <text:p text:style-name="P20">find: ‘/proc/2991/task/2991/fd/5’: 沒有此一檔案或目錄</text:p>
      <text:p text:style-name="P20">find: ‘/proc/2991/task/2991/fdinfo/5’: 沒有此一檔案或目錄</text:p>
      <text:p text:style-name="P20">find: ‘/proc/2991/fd/6’: 沒有此一檔案或目錄</text:p>
      <text:p text:style-name="P20">find: ‘/proc/2991/fdinfo/6’: 沒有此一檔案或目錄</text:p>
      <text:p text:style-name="P20">/var/local</text:p>
      <text:p text:style-name="P20">/var/mail</text:p>
      <text:p text:style-name="P20">/usr/bin/bsd-write</text:p>
      <text:p text:style-name="P20">/usr/bin/expiry</text:p>
      <text:p text:style-name="P20">/usr/bin/dotlockfile</text:p>
      <text:p text:style-name="P20">/usr/bin/ssh-agent</text:p>
      <text:p text:style-name="P20">/usr/bin/chage</text:p>
      <text:p text:style-name="P20">/usr/bin/crontab</text:p>
      <text:p text:style-name="P20">/usr/bin/wall</text:p>
      <text:p text:style-name="P20">/usr/lib/libvte9/gnome-pty-helper</text:p>
      <text:p text:style-name="P20">/usr/local</text:p>
      <text:p text:style-name="P20">/usr/local/etc</text:p>
      <text:p text:style-name="P20"><text:soft-page-break/>/usr/local/bin</text:p>
      <text:p text:style-name="P20">/usr/local/games</text:p>
      <text:p text:style-name="P20">/usr/local/share</text:p>
      <text:p text:style-name="P20">/usr/local/share/man</text:p>
      <text:p text:style-name="P20">/usr/local/share/emacs</text:p>
      <text:p text:style-name="P20">/usr/local/share/emacs/site-lisp</text:p>
      <text:p text:style-name="P20">/usr/local/share/xml</text:p>
      <text:p text:style-name="P20">/usr/local/share/xml/declaration</text:p>
      <text:p text:style-name="P20">/usr/local/share/xml/schema</text:p>
      <text:p text:style-name="P20">/usr/local/share/xml/misc</text:p>
      <text:p text:style-name="P20">/usr/local/share/xml/entities</text:p>
      <text:p text:style-name="P20">/usr/local/share/fonts</text:p>
      <text:p text:style-name="P20">/usr/local/share/sgml</text:p>
      <text:p text:style-name="P20">/usr/local/share/sgml/declaration</text:p>
      <text:p text:style-name="P20">/usr/local/share/sgml/misc</text:p>
      <text:p text:style-name="P20">/usr/local/share/sgml/dtd</text:p>
      <text:p text:style-name="P20">/usr/local/share/sgml/entities</text:p>
      <text:p text:style-name="P20">/usr/local/share/sgml/stylesheet</text:p>
      <text:p text:style-name="P20">/usr/local/share/ca-certificates</text:p>
      <text:p text:style-name="P20">/usr/local/lib</text:p>
      <text:p text:style-name="P20">/usr/local/lib/python3.5</text:p>
      <text:p text:style-name="P20">/usr/local/lib/python3.5/dist-packages</text:p>
      <text:p text:style-name="P20">/usr/local/lib/pypy2.7</text:p>
      <text:p text:style-name="P20">/usr/local/lib/pypy2.7/dist-packages</text:p>
      <text:p text:style-name="P20">/usr/local/lib/python2.7</text:p>
      <text:p text:style-name="P20">/usr/local/lib/python2.7/site-packages</text:p>
      <text:p text:style-name="P20">/usr/local/lib/python2.7/dist-packages</text:p>
      <text:p text:style-name="P20">/usr/local/include</text:p>
      <text:p text:style-name="P20">/usr/local/sbin</text:p>
      <text:p text:style-name="P20">/usr/local/src</text:p>
      <text:p text:style-name="P20">/sbin/unix_chkpwd</text:p>
      <text:p text:style-name="P20">find: ‘/run/user/1001/gvfs’: 拒絕不符權限的操作</text:p>
      <text:p text:style-name="P20">find: ‘/run/user/1000/gvfs’: 拒絕不符權限的操作</text:p>
      <text:p text:style-name="P20">/run/log/journal</text:p>
      <text:p text:style-name="P20">/run/log/journal/0814591591294ae19334da8882ed26af</text:p>
      <text:p text:style-name="P48"><text:span text:style-name="T19">root@4070E999:~# </text:span><text:span text:style-name="T23">ls -l /run/log/journal</text:span></text:p>
      <text:p text:style-name="P24">總計 0</text:p>
      <text:p text:style-name="P25">drwxr-<text:span text:style-name="T74">s</text:span>---+ 2 root systemd-journal 80 <text:s/>9月 27 00:10 0814591591294ae19334da8882ed26af</text:p>
      <text:p text:style-name="P57"><text:span text:style-name="T19">root@4070E999:~# </text:span><text:span text:style-name="T26">touch /run/log/journal/testfile</text:span></text:p>
      <text:p text:style-name="P57"><text:span text:style-name="T19">root@4070E999:~# </text:span><text:span text:style-name="T26">ls -l /run/log/journal/testfile</text:span></text:p>
      <text:p text:style-name="P57"><text:span text:style-name="T10">-rw-rw---- 1 root </text:span><text:span text:style-name="T27">systemd-journal</text:span><text:span text:style-name="T10"> 0 <text:s/>9月 27 01:38 /run/log/journal/testfile</text:span></text:p>
      <text:p text:style-name="P25"/>
      <text:p text:style-name="P67"><text:span text:style-name="T17">☉</text:span><text:span text:style-name="T16">刪除此測試檔</text:span></text:p>
      <text:p text:style-name="P82"><text:span text:style-name="T20">root@4070E999:~# </text:span><text:span text:style-name="T23">r</text:span><text:span text:style-name="T24">m</text:span><text:span text:style-name="T23"> /run/log/journal/testfile</text:span></text:p>
      <text:p text:style-name="P46"><text:span text:style-name="T11">● </text:span><text:span text:style-name="T12">搜尋所有具有sticky bit的檔案</text:span></text:p>
      <text:p text:style-name="P22">『具有 sticky bit 屬性的該"目錄"下的檔案，其檔案或目錄只有檔案擁有者及 root 才有權力刪除！』在我們系統裡面本來就預設有一個啦！那就是 /tmp 這個目錄！</text:p>
      <text:p text:style-name="P64"><text:span text:style-name="T15">參考:</text:span><text:a xlink:type="simple" xlink:href="https://blog.gtwang.org/linux/unix-linux-find-command-examples/" text:style-name="Internet_20_link" text:visited-style-name="Visited_20_Internet_20_Link">https://blog.gtwang.org/linux/unix-linux-find-command-examples/</text:a><text:span text:style-name="T12"> </text:span></text:p>
      <text:p text:style-name="P83"><text:soft-page-break/><text:span text:style-name="T20">root@4070E999:~# </text:span><text:span text:style-name="T23">find / -perm /o+t</text:span></text:p>
      <text:p text:style-name="P22">…</text:p>
      <text:p text:style-name="P22">/var/spool/cron/crontabs</text:p>
      <text:p text:style-name="P22">/var/tmp</text:p>
      <text:p text:style-name="P92">/tmp</text:p>
      <text:p text:style-name="P22">/tmp/.X11-unix</text:p>
      <text:p text:style-name="P22">/tmp/.Test-unix</text:p>
      <text:p text:style-name="P22">/tmp/.XIM-unix</text:p>
      <text:p text:style-name="P22">/tmp/.font-unix</text:p>
      <text:p text:style-name="P22">/tmp/.ICE-unix</text:p>
      <text:p text:style-name="P22">/dev/mqueue</text:p>
      <text:p text:style-name="P22">/dev/shm</text:p>
      <text:p text:style-name="P22">/run/lock</text:p>
      <text:p text:style-name="P22"/>
      <text:p text:style-name="P65"><text:span text:style-name="T13">◎設定</text:span><text:span text:style-name="T18">SUID, SGID, Sticky位元</text:span></text:p>
      <text:p text:style-name="P23"/>
      <text:h text:style-name="P2" text:outline-level="2"><text:span text:style-name="T6">◎</text:span><text:span text:style-name="T4"> 檔案屬性</text:span></text:h>
      <text:p text:style-name="P64"><text:span text:style-name="T15">參考：</text:span><text:a xlink:type="simple" xlink:href="http://linux.vbird.org/linux_basic/0220filemanager/0220filemanager.php#file_dir_own" text:style-name="Internet_20_link" text:visited-style-name="Visited_20_Internet_20_Link">http://linux.vbird.org/linux_basic/0220filemanager/0220filemanager.php#file_dir_own</text:a><text:span text:style-name="T13"> </text:span></text:p>
      <text:p text:style-name="P22">● 使無法更動檔案:</text:p>
      <text:p text:style-name="P84"><text:span text:style-name="T20">root@4070E999:~# </text:span><text:span text:style-name="T23">chattr +i /etc/shadow</text:span></text:p>
      <text:p text:style-name="P84"><text:span text:style-name="T20">root@4070E999:~# </text:span><text:span text:style-name="T23">lsattr /etc/shadow</text:span></text:p>
      <text:p text:style-name="P26">----<text:span text:style-name="T66">i</text:span>---------e---- /etc/shadow</text:p>
      <text:p text:style-name="P20">解除:</text:p>
      <text:p text:style-name="P84"><text:span text:style-name="T20">root@4070E999:~# </text:span><text:span text:style-name="T23">chattr -i /etc/shadow</text:span></text:p>
      <text:p text:style-name="P84"><text:span text:style-name="T20">root@4070E999:~# </text:span><text:span text:style-name="T23">lsattr /etc/shadow</text:span></text:p>
      <text:p text:style-name="P27">--------------e---- /etc/shadow</text:p>
      <text:p text:style-name="P2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思源宋體1" svg:font-family="思源宋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宋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思源宋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" style:font-family-asian="思源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思源宋體" style:font-family-asian="思源宋體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09:18:48.612000000</meta:creation-date>
    <dc:date>2019-09-28T17:49:33.246000000</dc:date>
    <meta:editing-duration>PT3H3M5S</meta:editing-duration>
    <meta:editing-cycles>67</meta:editing-cycles>
    <meta:generator>LibreOffice/6.1.4.2$Windows_X86_64 LibreOffice_project/9d0f32d1f0b509096fd65e0d4bec26ddd1938fd3</meta:generator>
    <meta:document-statistic meta:table-count="0" meta:image-count="0" meta:object-count="0" meta:page-count="6" meta:paragraph-count="255" meta:word-count="1521" meta:character-count="7561" meta:non-whitespace-character-count="7040"/>
  </office:meta>
</office:document-meta>
</file>